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c8086" officeooo:paragraph-rsid="000c8086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c8086" officeooo:paragraph-rsid="000c8086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style="italic" officeooo:rsid="000c8086" officeooo:paragraph-rsid="000c8086" style:font-size-asian="14pt" style:font-style-asian="italic" style:font-size-complex="16pt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ize="16pt" fo:font-style="normal" officeooo:rsid="000c8086" officeooo:paragraph-rsid="000c8086" style:font-size-asian="14pt" style:font-style-asian="normal" style:font-size-complex="16pt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size="16pt" fo:font-style="normal" style:text-underline-style="solid" style:text-underline-width="auto" style:text-underline-color="font-color" officeooo:rsid="000d462e" officeooo:paragraph-rsid="000d462e" style:font-size-asian="14pt" style:font-style-asian="normal" style:font-size-complex="16pt" style:font-style-complex="normal"/>
    </style:style>
    <style:style style:name="P6" style:family="paragraph" style:parent-style-name="Standard">
      <style:paragraph-properties fo:text-align="start" style:justify-single-word="false"/>
      <style:text-properties fo:font-size="16pt" fo:font-style="normal" style:text-underline-style="solid" style:text-underline-width="auto" style:text-underline-color="font-color" officeooo:rsid="000d462e" officeooo:paragraph-rsid="000e8520" style:font-size-asian="14pt" style:font-style-asian="normal" style:font-size-complex="16pt" style:font-style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style="italic" style:text-underline-style="none" officeooo:rsid="000d462e" officeooo:paragraph-rsid="000d462e" style:font-size-asian="14pt" style:font-style-asian="italic" style:font-size-complex="14pt" style:font-style-complex="italic"/>
    </style:style>
    <style:style style:name="P8" style:family="paragraph" style:parent-style-name="Standard">
      <style:paragraph-properties fo:text-align="start" style:justify-single-word="false"/>
      <style:text-properties fo:font-size="14pt" fo:font-style="italic" style:text-underline-style="none" officeooo:rsid="000d462e" officeooo:paragraph-rsid="000e8520" style:font-size-asian="14pt" style:font-style-asian="italic" style:font-size-complex="14pt" style:font-style-complex="italic"/>
    </style:style>
    <style:style style:name="P9" style:family="paragraph" style:parent-style-name="Standard">
      <style:paragraph-properties fo:text-align="start" style:justify-single-word="false"/>
      <style:text-properties fo:font-size="14pt" fo:font-style="italic" style:text-underline-style="none" fo:font-weight="normal" officeooo:rsid="000d462e" officeooo:paragraph-rsid="000d462e" style:font-size-asian="14pt" style:font-style-asian="italic" style:font-weight-asian="normal" style:font-size-complex="14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style="italic" style:text-underline-style="none" fo:font-weight="normal" officeooo:rsid="000d462e" officeooo:paragraph-rsid="000e8520" style:font-size-asian="14pt" style:font-style-asian="italic" style:font-weight-asian="normal" style:font-size-complex="14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style:text-underline-style="none" officeooo:rsid="000d462e" officeooo:paragraph-rsid="000d462e" style:font-size-asian="14pt" style:font-style-asian="normal" style:font-size-complex="14pt" style:font-style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style="normal" style:text-underline-style="none" officeooo:rsid="000d462e" officeooo:paragraph-rsid="00105f04" style:font-size-asian="14pt" style:font-style-asian="normal" style:font-size-complex="14pt" style:font-style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style:text-underline-style="none" officeooo:rsid="00105f04" officeooo:paragraph-rsid="00105f04" style:font-size-asian="14pt" style:font-style-asian="normal" style:font-size-complex="14pt" style:font-style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style="normal" style:text-underline-style="none" officeooo:rsid="00105f04" officeooo:paragraph-rsid="0012a3c7" style:font-size-asian="14pt" style:font-style-asian="normal" style:font-size-complex="14pt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style:text-underline-style="none" officeooo:rsid="0011d5bf" officeooo:paragraph-rsid="0011d5bf" style:font-size-asian="14pt" style:font-style-asian="normal" style:font-size-complex="14pt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0d462e" officeooo:paragraph-rsid="000d462e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0d462e" officeooo:paragraph-rsid="000e8520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style="normal" style:text-underline-style="none" officeooo:rsid="0012a3c7" officeooo:paragraph-rsid="0012a3c7" style:font-size-asian="14pt" style:font-style-asian="normal" style:font-size-complex="14pt" style:font-style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style="normal" style:text-underline-style="none" officeooo:rsid="00105f04" officeooo:paragraph-rsid="0016d4e6" style:font-size-asian="14pt" style:font-style-asian="normal" style:font-size-complex="14pt" style:font-style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style="normal" style:text-underline-style="none" officeooo:rsid="00105f04" officeooo:paragraph-rsid="00172485" style:font-size-asian="14pt" style:font-style-asian="normal" style:font-size-complex="14pt" style:font-style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style="normal" style:text-underline-style="none" officeooo:rsid="0011d5bf" officeooo:paragraph-rsid="0016d4e6" style:font-size-asian="14pt" style:font-style-asian="normal" style:font-size-complex="14pt" style:font-style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0d462e" officeooo:paragraph-rsid="0016d4e6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font-style="italic" style:text-underline-style="none" fo:font-weight="normal" officeooo:rsid="000d462e" officeooo:paragraph-rsid="000e8520" style:font-size-asian="14pt" style:font-style-asian="italic" style:font-weight-asian="normal" style:font-size-complex="14pt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fo:font-style="italic" style:text-underline-style="none" fo:font-weight="normal" officeooo:rsid="000d462e" officeooo:paragraph-rsid="0016d4e6" style:font-size-asian="14pt" style:font-style-asian="italic" style:font-weight-asian="normal" style:font-size-complex="14pt" style:font-style-complex="italic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font-style="italic" style:text-underline-style="none" officeooo:rsid="000d462e" officeooo:paragraph-rsid="0016d4e6" style:font-size-asian="14pt" style:font-style-asian="italic" style:font-size-complex="14pt" style:font-style-complex="italic"/>
    </style:style>
    <style:style style:name="P26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officeooo:rsid="000d462e" officeooo:paragraph-rsid="000d462e" style:font-size-asian="14pt" style:font-style-asian="normal" style:font-size-complex="16pt" style:font-style-complex="normal"/>
    </style:style>
    <style:style style:name="P27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officeooo:rsid="000d462e" officeooo:paragraph-rsid="000e8520" style:font-size-asian="14pt" style:font-style-asian="normal" style:font-size-complex="16pt" style:font-style-complex="normal"/>
    </style:style>
    <style:style style:name="P28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officeooo:rsid="000d462e" officeooo:paragraph-rsid="0016d4e6" style:font-size-asian="14pt" style:font-style-asian="normal" style:font-size-complex="16pt" style:font-style-complex="normal"/>
    </style:style>
    <style:style style:name="P29" style:family="paragraph" style:parent-style-name="Standard">
      <style:paragraph-properties fo:text-align="start" style:justify-single-word="false"/>
      <style:text-properties fo:font-size="16pt" fo:font-style="normal" style:text-underline-style="solid" style:text-underline-width="auto" style:text-underline-color="font-color" officeooo:rsid="000d462e" officeooo:paragraph-rsid="0016d4e6" style:font-size-asian="14pt" style:font-style-asian="normal" style:font-size-complex="16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5f04" style:font-weight-asian="bold" style:font-weight-complex="bold"/>
    </style:style>
    <style:style style:name="T3" style:family="text">
      <style:text-properties fo:font-weight="bold" officeooo:rsid="000d462e" style:font-weight-asian="bold" style:font-weight-complex="bold"/>
    </style:style>
    <style:style style:name="T4" style:family="text">
      <style:text-properties fo:font-weight="bold" officeooo:rsid="00172485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1d5bf" style:font-weight-asian="normal" style:font-weight-complex="normal"/>
    </style:style>
    <style:style style:name="T7" style:family="text">
      <style:text-properties fo:font-weight="normal" officeooo:rsid="000d462e" style:font-weight-asian="normal" style:font-weight-complex="normal"/>
    </style:style>
    <style:style style:name="T8" style:family="text">
      <style:text-properties fo:font-weight="normal" officeooo:rsid="00172485" style:font-weight-asian="normal" style:font-weight-complex="normal"/>
    </style:style>
    <style:style style:name="T9" style:family="text">
      <style:text-properties officeooo:rsid="000d78fe"/>
    </style:style>
    <style:style style:name="T10" style:family="text">
      <style:text-properties officeooo:rsid="000e8520"/>
    </style:style>
    <style:style style:name="T11" style:family="text">
      <style:text-properties officeooo:rsid="0012a3c7"/>
    </style:style>
    <style:style style:name="T12" style:family="text">
      <style:text-properties officeooo:rsid="0016d4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te-rendu TP C++</text:p>
      <text:p text:style-name="P1"/>
      <text:p text:style-name="P3">Anas Louter et Guillaume Caulier</text:p>
      <text:p text:style-name="P3"/>
      <text:p text:style-name="P4"/>
      <text:p text:style-name="P26">LAB 1</text:p>
      <text:p text:style-name="P5"/>
      <text:p text:style-name="P7">Question 1)</text:p>
      <text:p text:style-name="P7"/>
      <text:p text:style-name="P11">La première écriture instancie le Dvector, puis <text:span text:style-name="T9">utilise l’opérateur =</text:span>. La deuxième <text:span text:style-name="T9">utilise le constructeur</text:span>.</text:p>
      <text:p text:style-name="P7"><text:s/></text:p>
      <text:p text:style-name="P7">Question 2)</text:p>
      <text:p text:style-name="P7"/>
      <text:p text:style-name="P11">Voir fichier <text:span text:style-name="T2">TP1_caulierg_loutera/</text:span><text:span text:style-name="T1">testLab1.cpp</text:span><text:span text:style-name="T5">.</text:span></text:p>
      <text:p text:style-name="P16"/>
      <text:p text:style-name="P9">Question 3)</text:p>
      <text:p text:style-name="P9"/>
      <text:p text:style-name="P12"><text:span text:style-name="T5">Voir fichier </text:span><text:span text:style-name="T2">TP1_caulierg_loutera/</text:span><text:span text:style-name="T1">Dvector.cpp</text:span><text:span text:style-name="T5">.</text:span></text:p>
      <text:p text:style-name="P16"/>
      <text:p text:style-name="P9">Question 4)</text:p>
      <text:p text:style-name="P9"/>
      <text:p text:style-name="P16">Valgrind ne renvoie aucune faute mémoire lors du lancement de <text:span text:style-name="T1">testLab1.cpp</text:span>.</text:p>
      <text:p text:style-name="P16"/>
      <text:p text:style-name="P27">LAB <text:span text:style-name="T10">2</text:span></text:p>
      <text:p text:style-name="P6"/>
      <text:p text:style-name="P8">Question 1<text:span text:style-name="T11">)</text:span></text:p>
      <text:p text:style-name="P8"/>
      <text:p text:style-name="P18">Tous les opérateurs sont implémentés et testés, sauf une deuxième version de l’opérateur = sans utiliser memcpy().</text:p>
      <text:p text:style-name="P14">Voir fichier <text:span text:style-name="T1">TP2_caulierg_loutera/testLab2.cpp</text:span><text:span text:style-name="T5">.</text:span></text:p>
      <text:p text:style-name="P8"><text:s/></text:p>
      <text:p text:style-name="P8">Question 2)</text:p>
      <text:p text:style-name="P8"/>
      <text:p text:style-name="P17"/>
      <text:p text:style-name="P17"/>
      <text:p text:style-name="P10">Question 3)</text:p>
      <text:p text:style-name="P10"/>
      <text:p text:style-name="P13"><text:span text:style-name="T5">Dans les opérateurs +, -, *, / par un réel, on utilise </text:span><text:span text:style-name="T6">respectivement </text:span><text:span text:style-name="T5">les </text:span><text:span text:style-name="T6">opérateurs +=, -=, *=, /= par un réel.</text:span></text:p>
      <text:p text:style-name="P15"><text:span text:style-name="T6">(</text:span><text:span text:style-name="T7">Voir fichier </text:span><text:span text:style-name="T2">TP</text:span><text:span text:style-name="T1">2</text:span><text:span text:style-name="T2">_caulierg_loutera/</text:span><text:span text:style-name="T3">Dvector.cpp</text:span><text:span text:style-name="T5">)</text:span></text:p>
      <text:p text:style-name="P17"/>
      <text:p text:style-name="P10">Question 4)</text:p>
      <text:p text:style-name="P10"><text:soft-page-break/></text:p>
      <text:p text:style-name="P10"/>
      <text:p text:style-name="P28">LAB <text:span text:style-name="T12">3</text:span></text:p>
      <text:p text:style-name="P29"/>
      <text:p text:style-name="P25">Question 1<text:span text:style-name="T11">)</text:span></text:p>
      <text:p text:style-name="P25"/>
      <text:p text:style-name="P20"><text:span text:style-name="T5">Voir fichier </text:span><text:span text:style-name="T1">TP</text:span><text:span text:style-name="T4">3</text:span><text:span text:style-name="T1">_caulierg_loutera/testLab</text:span><text:span text:style-name="T4">3</text:span><text:span text:style-name="T1">.cpp</text:span><text:span text:style-name="T5">. </text:span><text:span text:style-name="T8">(ensemble des tests commentés)</text:span></text:p>
      <text:p text:style-name="P25"><text:s/></text:p>
      <text:p text:style-name="P25">Question 2)</text:p>
      <text:p text:style-name="P25"/>
      <text:p text:style-name="P22"/>
      <text:p text:style-name="P22"/>
      <text:p text:style-name="P24">Question 3)</text:p>
      <text:p text:style-name="P24"/>
      <text:p text:style-name="P24"/>
      <text:p text:style-name="P24"/>
      <text:p text:style-name="P28">LAB <text:span text:style-name="T12">4</text:span></text:p>
      <text:p text:style-name="P29"/>
      <text:p text:style-name="P25">Question 1<text:span text:style-name="T11">)</text:span></text:p>
      <text:p text:style-name="P25"/>
      <text:p text:style-name="P19"><text:span text:style-name="T5"/></text:p>
      <text:p text:style-name="P25"><text:s/></text:p>
      <text:p text:style-name="P25">Question 2)</text:p>
      <text:p text:style-name="P25"/>
      <text:p text:style-name="P22"/>
      <text:p text:style-name="P22"/>
      <text:p text:style-name="P24">Question 3)</text:p>
      <text:p text:style-name="P24"/>
      <text:p text:style-name="P21"><text:span text:style-name="T6"/></text:p>
      <text:p text:style-name="P22"/>
      <text:p text:style-name="P24">Question 4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5T19:09:21.005222492</meta:creation-date>
    <dc:date>2019-05-15T23:43:39.183661118</dc:date>
    <meta:editing-duration>PT52M53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34" meta:word-count="130" meta:character-count="913" meta:non-whitespace-character-count="809"/>
  </office:meta>
</office:document-meta>
</file>